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lève</text:p>
          </table:table-cell>
          <table:table-cell office:value-type="string" calcext:value-type="string">
            <text:p>Note Tableur</text:p>
          </table:table-cell>
          <table:table-cell office:value-type="string" calcext:value-type="string">
            <text:p>Note Jeu du 100</text:p>
          </table:table-cell>
          <table:table-cell office:value-type="string" calcext:value-type="string">
            <text:p>Note Fractale (ajout de points)</text:p>
          </table:table-cell>
        </table:table-row>
        <table:table-row table:style-name="ro1">
          <table:table-cell office:value-type="string" calcext:value-type="string">
            <text:p>Aboubakeur Dahman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ais Ortolani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la Balanc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mina Igityan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meric Dag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ara Lopé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a Gritli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Eline </text:span>Daly de Souqu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y Boterdael-Bordeaux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Farouk Zahr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ra Zourdani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Lola Ba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a Derradji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iame Sak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d Phansavat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élie Nolais Girbeau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lody Agyapo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ah Agueh Limet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é Vavasseur-Desperri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rah Clau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m Ajib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Stéphanie Kiren</text:p>
          </table:table-cell>
          <table:table-cell/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Stevan Nicola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22:36.443000000</meta:creation-date>
    <dc:date>2023-11-25T18:01:43.982000000</dc:date>
    <meta:editing-duration>PT3H48M5S</meta:editing-duration>
    <meta:editing-cycles>4</meta:editing-cycles>
    <meta:generator>LibreOffice/7.5.0.3$Windows_X86_64 LibreOffice_project/c21113d003cd3efa8c53188764377a8272d9d6de</meta:generator>
    <meta:document-statistic meta:table-count="1" meta:cell-count="68" meta:object-count="0"/>
  </office:meta>
</office:document-meta>
</file>